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ntrée</text:p>
          </table:table-cell>
          <table:table-cell table:number-columns-repeated="5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apteurs</text:p>
          </table:table-cell>
          <table:table-cell table:number-columns-repeated="4"/>
          <table:table-cell office:value-type="string" calcext:value-type="string">
            <text:p>Liste des cases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nglais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WEI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++</text:p>
          </table:table-cell>
          <table:table-cell table:number-columns-repeated="4"/>
          <table:table-cell office:value-type="string" calcext:value-type="string">
            <text:p>Anglais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LV2</text:p>
          </table:table-cell>
          <table:table-cell table:number-columns-repeated="4"/>
          <table:table-cell office:value-type="string" calcext:value-type="string">
            <text:p>LV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se révision</text:p>
          </table:table-cell>
          <table:table-cell table:number-columns-repeated="4"/>
          <table:table-cell office:value-type="string" calcext:value-type="string">
            <text:p>Maths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talyse</text:p>
          </table:table-cell>
          <table:table-cell table:number-columns-repeated="4"/>
          <table:table-cell office:value-type="string" calcext:value-type="string">
            <text:p>DDRS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P de Chimie</text:p>
          </table:table-cell>
          <table:table-cell table:number-columns-repeated="4"/>
          <table:table-cell office:value-type="string" calcext:value-type="string">
            <text:p>Recruitment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Soirées</text:p>
          </table:table-cell>
          <table:table-cell table:number-columns-repeated="4"/>
          <table:table-cell office:value-type="string" calcext:value-type="string">
            <text:p>Rentrée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DDRS</text:p>
          </table:table-cell>
          <table:table-cell table:number-columns-repeated="4"/>
          <table:table-cell office:value-type="string" calcext:value-type="string">
            <text:p>WEI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aths</text:p>
          </table:table-cell>
          <table:table-cell table:number-columns-repeated="4"/>
          <table:table-cell office:value-type="string" calcext:value-type="string">
            <text:p>Case révision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Anglais</text:p>
          </table:table-cell>
          <table:table-cell table:number-columns-repeated="4"/>
          <table:table-cell office:value-type="string" calcext:value-type="string">
            <text:p>Gestion Financière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LV2</text:p>
          </table:table-cell>
          <table:table-cell table:number-columns-repeated="4"/>
          <table:table-cell office:value-type="string" calcext:value-type="string">
            <text:p>C++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Gestion Financière</text:p>
          </table:table-cell>
          <table:table-cell table:number-columns-repeated="4"/>
          <table:table-cell office:value-type="string" calcext:value-type="string">
            <text:p>Cryptographie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TP carte à puce</text:p>
          </table:table-cell>
          <table:table-cell table:number-columns-repeated="4"/>
          <table:table-cell office:value-type="string" calcext:value-type="string">
            <text:p>Base de donnée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Burnout</text:p>
          </table:table-cell>
          <table:table-cell table:number-columns-repeated="4"/>
          <table:table-cell office:value-type="string" calcext:value-type="string">
            <text:p>Soirées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Gestion Financière</text:p>
          </table:table-cell>
          <table:table-cell table:number-columns-repeated="4"/>
          <table:table-cell office:value-type="string" calcext:value-type="string">
            <text:p>Burnout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Cryptographie</text:p>
          </table:table-cell>
          <table:table-cell table:number-columns-repeated="4"/>
          <table:table-cell office:value-type="string" calcext:value-type="string">
            <text:p>Examens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DDRS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Examen </text:p>
          </table:table-cell>
          <table:table-cell table:number-columns-repeated="4"/>
          <table:table-cell office:value-type="string" calcext:value-type="string">
            <text:p>Catalyse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Rentrée</text:p>
          </table:table-cell>
          <table:table-cell table:number-columns-repeated="4"/>
          <table:table-cell office:value-type="string" calcext:value-type="string">
            <text:p>TP de Chimie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oirées</text:p>
          </table:table-cell>
          <table:table-cell table:number-columns-repeated="4"/>
          <table:table-cell office:value-type="string" calcext:value-type="string">
            <text:p>Cristallographie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Anglais</text:p>
          </table:table-cell>
          <table:table-cell table:number-columns-repeated="4"/>
          <table:table-cell office:value-type="string" calcext:value-type="string">
            <text:p>Réunion avec sylvie Malo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TP carte à puce</text:p>
          </table:table-cell>
          <table:table-cell table:number-columns-repeated="4"/>
          <table:table-cell office:value-type="string" calcext:value-type="string">
            <text:p>Vacances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WEI</text:p>
          </table:table-cell>
          <table:table-cell table:number-columns-repeated="5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ase vacances</text:p>
          </table:table-cell>
          <table:table-cell table:number-columns-repeated="4"/>
          <table:table-cell office:value-type="string" calcext:value-type="string">
            <text:p>TP carte à puce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Soirées</text:p>
          </table:table-cell>
          <table:table-cell table:number-columns-repeated="4"/>
          <table:table-cell office:value-type="string" calcext:value-type="string">
            <text:p>Capteurs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Base de donnée</text:p>
          </table:table-cell>
          <table:table-cell table:number-columns-repeated="4"/>
          <table:table-cell office:value-type="string" calcext:value-type="string">
            <text:p>Amplificateur et CAN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Case révision</text:p>
          </table:table-cell>
          <table:table-cell table:number-columns-repeated="5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LV2</text:p>
          </table:table-cell>
          <table:table-cell table:number-columns-repeated="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TP de Chimie</text:p>
          </table:table-cell>
          <table:table-cell table:number-columns-repeated="5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Réunion avec Sylvie Malo</text:p>
          </table:table-cell>
          <table:table-cell table:number-columns-repeated="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Maths</text:p>
          </table:table-cell>
          <table:table-cell table:number-columns-repeated="5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Case vacances</text:p>
          </table:table-cell>
          <table:table-cell table:number-columns-repeated="5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DDRS</text:p>
          </table:table-cell>
          <table:table-cell table:number-columns-repeated="5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Soirées</text:p>
          </table:table-cell>
          <table:table-cell table:number-columns-repeated="5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Amplificateur et CAN</text:p>
          </table:table-cell>
          <table:table-cell table:number-columns-repeated="5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ecruitement</text:p>
          </table:table-cell>
          <table:table-cell table:number-columns-repeated="5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ristallographie</text:p>
          </table:table-cell>
          <table:table-cell table:number-columns-repeated="5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C++</text:p>
          </table:table-cell>
          <table:table-cell table:number-columns-repeated="5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Examen </text:p>
          </table:table-cell>
          <table:table-cell table:number-columns-repeated="5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Rentrée</text:p>
          </table:table-cell>
          <table:table-cell table:number-columns-repeated="5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ecruitment</text:p>
          </table:table-cell>
          <table:table-cell table:number-columns-repeated="5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Maths</text:p>
          </table:table-cell>
          <table:table-cell table:number-columns-repeated="5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DDRS</text:p>
          </table:table-cell>
          <table:table-cell table:number-columns-repeated="5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WEI</text:p>
          </table:table-cell>
          <table:table-cell table:number-columns-repeated="5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Capteurs</text:p>
          </table:table-cell>
          <table:table-cell table:number-columns-repeated="5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Soirées</text:p>
          </table:table-cell>
          <table:table-cell table:number-columns-repeated="5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Cristallographie</text:p>
          </table:table-cell>
          <table:table-cell table:number-columns-repeated="5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Case révision</text:p>
          </table:table-cell>
          <table:table-cell table:number-columns-repeated="5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Catalyse</text:p>
          </table:table-cell>
          <table:table-cell table:number-columns-repeated="5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TP de Chimie</text:p>
          </table:table-cell>
          <table:table-cell table:number-columns-repeated="5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table:number-columns-repeated="5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Réunion avec Sylvie Malo</text:p>
          </table:table-cell>
          <table:table-cell table:number-columns-repeated="5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Base de donnée</text:p>
          </table:table-cell>
          <table:table-cell table:number-columns-repeated="5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Cryptographie</text:p>
          </table:table-cell>
          <table:table-cell table:number-columns-repeated="5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TP carte à puce</text:p>
          </table:table-cell>
          <table:table-cell table:number-columns-repeated="5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Soirées</text:p>
          </table:table-cell>
          <table:table-cell table:number-columns-repeated="5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LV2</text:p>
          </table:table-cell>
          <table:table-cell table:number-columns-repeated="5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Amplificateur et CAN</text:p>
          </table:table-cell>
          <table:table-cell table:number-columns-repeated="5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Anglais</text:p>
          </table:table-cell>
          <table:table-cell table:number-columns-repeated="5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Examen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7T16:42:05.172260248</meta:creation-date>
    <dc:date>2023-09-27T17:26:52.423700438</dc:date>
    <meta:editing-duration>PT13M54S</meta:editing-duration>
    <meta:editing-cycles>5</meta:editing-cycles>
    <meta:generator>LibreOffice/6.4.7.2$Linux_X86_64 LibreOffice_project/40$Build-2</meta:generator>
    <meta:document-statistic meta:table-count="1" meta:cell-count="152" meta:object-count="0"/>
  </office:meta>
</office:document-meta>
</file>